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Hack" fo:font-size="10pt" style:font-size-asian="10pt" style:font-size-complex="10pt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text-properties style:font-name="Hack" fo:font-size="10pt" style:font-size-asian="10pt" style:font-size-complex="10pt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T1" style:family="text">
      <style:text-properties style:font-name="Hack"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Hack" fo:font-size="10pt" style:font-size-asian="10pt" style:font-size-complex="10pt"/>
    </style:style>
    <style:style style:name="T4" style:family="text">
      <style:text-properties style:font-name="Liberation Serif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uide to use of libosdp</text:p>
      <text:p text:style-name="Standard"/>
      <text:p text:style-name="Standard">Project Summary</text:p>
      <text:p text:style-name="Standard"/>
      <text:p text:style-name="Standard">Purpose:</text:p>
      <text:p text:style-name="Standard">Implement OSDP protocol</text:p>
      <text:p text:style-name="Standard"/>
      <text:p text:style-name="Standard">Platform:</text:p>
      <text:p text:style-name="Standard">Linux (Debian, should be portable)</text:p>
      <text:p text:style-name="Standard">GCC or CLANG</text:p>
      <text:p text:style-name="Standard">GnuTLS, OpenSSL, Nettle, libtasn</text:p>
      <text:p text:style-name="Standard">Jansson</text:p>
      <text:p text:style-name="Standard"/>
      <text:p text:style-name="Standard">Project Home:</text:p>
      <text:p text:style-name="Standard"><text:a xlink:type="simple" xlink:href="https://github.com/smithee-us/libosdp" text:style-name="Internet_20_link">https://github.com/smithee-us/libosdp</text:a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4"><text:a xlink:type="simple" xlink:href="#__RefHeading__118_1076351487" text:style-name="Index_20_Link" text:visited-style-name="Index_20_Link">Intro<text:tab/>3</text:a></text:p>
          <text:p text:style-name="P5"><text:a xlink:type="simple" xlink:href="#__RefHeading__120_1076351487" text:style-name="Index_20_Link" text:visited-style-name="Index_20_Link">what it is<text:tab/>3</text:a></text:p>
          <text:p text:style-name="P5"><text:a xlink:type="simple" xlink:href="#__RefHeading__122_1076351487" text:style-name="Index_20_Link" text:visited-style-name="Index_20_Link">Components<text:tab/>3</text:a></text:p>
          <text:p text:style-name="P4"><text:a xlink:type="simple" xlink:href="#__RefHeading__124_1076351487" text:style-name="Index_20_Link" text:visited-style-name="Index_20_Link">using the libosdp tools<text:tab/>4</text:a></text:p>
          <text:p text:style-name="P5"><text:a xlink:type="simple" xlink:href="#__RefHeading__498_1076351487" text:style-name="Index_20_Link" text:visited-style-name="Index_20_Link">Building the Software<text:tab/>4</text:a></text:p>
          <text:p text:style-name="P7"><text:a xlink:type="simple" xlink:href="#__RefHeading__5892_1461553674" text:style-name="Index_20_Link" text:visited-style-name="Index_20_Link">Directory Structure<text:tab/>4</text:a></text:p>
          <text:p text:style-name="P7"><text:a xlink:type="simple" xlink:href="#__RefHeading__582_170384181" text:style-name="Index_20_Link" text:visited-style-name="Index_20_Link">Required Libraries<text:tab/>4</text:a></text:p>
          <text:p text:style-name="P4"><text:a xlink:type="simple" xlink:href="#__RefHeading__584_170384181" text:style-name="Index_20_Link" text:visited-style-name="Index_20_Link">How to use<text:tab/>6</text:a></text:p>
          <text:p text:style-name="P5"><text:a xlink:type="simple" xlink:href="#__RefHeading__500_1076351487" text:style-name="Index_20_Link" text:visited-style-name="Index_20_Link">General program set-up<text:tab/>6</text:a></text:p>
          <text:p text:style-name="P5"><text:a xlink:type="simple" xlink:href="#__RefHeading__126_1076351487" text:style-name="Index_20_Link" text:visited-style-name="Index_20_Link">How to use it – 485<text:tab/>7</text:a></text:p>
          <text:p text:style-name="P7"><text:a xlink:type="simple" xlink:href="#__RefHeading__502_1076351487" text:style-name="Index_20_Link" text:visited-style-name="Index_20_Link">CP (RS-485)<text:tab/>7</text:a></text:p>
          <text:p text:style-name="P7"><text:a xlink:type="simple" xlink:href="#__RefHeading__504_1076351487" text:style-name="Index_20_Link" text:visited-style-name="Index_20_Link">PD (RS-485)<text:tab/>7</text:a></text:p>
          <text:p text:style-name="P5"><text:a xlink:type="simple" xlink:href="#__RefHeading__128_1076351487" text:style-name="Index_20_Link" text:visited-style-name="Index_20_Link">how to use it – tls<text:tab/>7</text:a></text:p>
          <text:p text:style-name="P7"><text:a xlink:type="simple" xlink:href="#__RefHeading__506_1076351487" text:style-name="Index_20_Link" text:visited-style-name="Index_20_Link">Certificates<text:tab/>7</text:a></text:p>
          <text:p text:style-name="P7"><text:a xlink:type="simple" xlink:href="#__RefHeading__508_1076351487" text:style-name="Index_20_Link" text:visited-style-name="Index_20_Link">CP (TLS)<text:tab/>8</text:a></text:p>
          <text:p text:style-name="P5"><text:a xlink:type="simple" xlink:href="#__RefHeading__510_1076351487" text:style-name="Index_20_Link" text:visited-style-name="Index_20_Link">Configuration File Set-up<text:tab/>8</text:a></text:p>
          <text:p text:style-name="P7"><text:a xlink:type="simple" xlink:href="#__RefHeading__512_1076351487" text:style-name="Index_20_Link" text:visited-style-name="Index_20_Link">Configuring an RS-485 PD<text:tab/>8</text:a></text:p>
          <text:p text:style-name="P7"><text:a xlink:type="simple" xlink:href="#__RefHeading__514_1076351487" text:style-name="Index_20_Link" text:visited-style-name="Index_20_Link">Configuring an RS-485 CP<text:tab/>8</text:a></text:p>
          <text:p text:style-name="P7"><text:a xlink:type="simple" xlink:href="#__RefHeading__516_1076351487" text:style-name="Index_20_Link" text:visited-style-name="Index_20_Link">Configuring a TLS PD (Server)<text:tab/>8</text:a></text:p>
          <text:p text:style-name="P7"><text:a xlink:type="simple" xlink:href="#__RefHeading__518_1076351487" text:style-name="Index_20_Link" text:visited-style-name="Index_20_Link">Configuring a TLS CP (Client)<text:tab/>9</text:a></text:p>
          <text:p text:style-name="P7"><text:a xlink:type="simple" xlink:href="#__RefHeading__520_1076351487" text:style-name="Index_20_Link" text:visited-style-name="Index_20_Link">Configuration Parameters<text:tab/>9</text:a></text:p>
          <text:p text:style-name="P4"><text:a xlink:type="simple" xlink:href="#__RefHeading__130_1076351487" text:style-name="Index_20_Link" text:visited-style-name="Index_20_Link">libosdp internals<text:tab/>10</text:a></text:p>
          <text:p text:style-name="P5"><text:a xlink:type="simple" xlink:href="#__RefHeading__132_1076351487" text:style-name="Index_20_Link" text:visited-style-name="Index_20_Link">osdp protocol implementation<text:tab/>10</text:a></text:p>
          <text:p text:style-name="P5"><text:a xlink:type="simple" xlink:href="#__RefHeading__134_1076351487" text:style-name="Index_20_Link" text:visited-style-name="Index_20_Link">libosdp Control API<text:tab/>10</text:a></text:p>
          <text:p text:style-name="P4"><text:a xlink:type="simple" xlink:href="#__RefHeading__114_1076351487" text:style-name="Index_20_Link" text:visited-style-name="Index_20_Link">appendix<text:tab/>11</text:a></text:p>
          <text:p text:style-name="P5"><text:a xlink:type="simple" xlink:href="#__RefHeading__116_1076351487" text:style-name="Index_20_Link" text:visited-style-name="Index_20_Link">a. colophon<text:tab/>11</text:a></text:p>
          <text:p text:style-name="P5"><text:a xlink:type="simple" xlink:href="#__RefHeading__110_1076351487" text:style-name="Index_20_Link" text:visited-style-name="Index_20_Link">b. basic osdp end to end test<text:tab/>12</text:a></text:p>
          <text:p text:style-name="P5"><text:a xlink:type="simple" xlink:href="#__RefHeading__112_1076351487" text:style-name="Index_20_Link" text:visited-style-name="Index_20_Link">c. osdp interop cable<text:tab/>13</text:a></text:p>
          <text:p text:style-name="P5"><text:a xlink:type="simple" xlink:href="#__RefHeading__3218_321008862" text:style-name="Index_20_Link" text:visited-style-name="Index_20_Link">D. OSDP Testing<text:tab/>14</text:a></text:p>
          <text:p text:style-name="P7"><text:a xlink:type="simple" xlink:href="#__RefHeading__3220_321008862" text:style-name="Index_20_Link" text:visited-style-name="Index_20_Link">D.1 present card data<text:tab/>14</text:a></text:p>
          <text:p text:style-name="P7"><text:a xlink:type="simple" xlink:href="#__RefHeading__3222_321008862" text:style-name="Index_20_Link" text:visited-style-name="Index_20_Link">D.2 LED Testing<text:tab/>14</text:a></text:p>
          <text:p text:style-name="P4"><text:a xlink:type="simple" xlink:href="#__RefHeading__108_1076351487" text:style-name="Index_20_Link" text:visited-style-name="Index_20_Link">punchlist<text:tab/>15</text:a></text:p>
        </text:index-body>
      </text:table-of-content>
      <text:p text:style-name="Standard"/>
      <text:h text:style-name="P2" text:outline-level="1"><text:bookmark-start text:name="__RefHeading__118_1076351487"/>Intro<text:bookmark-end text:name="__RefHeading__118_1076351487"/></text:h>
      <text:p text:style-name="Standard">t.b.d.</text:p>
      <text:h text:style-name="Heading_20_2" text:outline-level="2"><text:bookmark-start text:name="__RefHeading__120_1076351487"/>what it is<text:bookmark-end text:name="__RefHeading__120_1076351487"/></text:h>
      <text:p text:style-name="Standard">t.b.d. (use wiki page)</text:p>
      <text:h text:style-name="Heading_20_2" text:outline-level="2"><text:bookmark-start text:name="__RefHeading__122_1076351487"/>Components<text:bookmark-end text:name="__RefHeading__122_1076351487"/></text:h>
      <text:p text:style-name="Standard">The package consists of RS-485 and TLS variants of a program that runs on Linux and implements the OSDP protocol. <text:s/>CP and PD roles are both implemented. <text:s/>Also, for RS-485, there is a “monitor” mode that simply displays the messages read from the RS-485 interface.</text:p>
      <text:p text:style-name="Standard"/>
      <text:p text:style-name="Standard">RS-485: The program open-osdp implements OSDP using a RS-485 interface that supports the Linux (/dev/tty) interface.</text:p>
      <text:p text:style-name="Standard"/>
      <text:p text:style-name="Standard">TLS: the programs osdp-net-client and osdp-net-server implement OSDP using TLS over a network connection.</text:p>
      <text:p text:style-name="Standard"/>
      <text:p text:style-name="Standard">The OSPD programs run as background processes. <text:s/>You send JSON commands to control the program. <text:s/>A simple web-based user interface has been implemented.</text:p>
      <text:p text:style-name="Standard"/>
      <text:p text:style-name="Standard">The whole thing fits together in a small Linux system (like a Raspberry Pi) using Debian Linux and an Apache web server.</text:p>
      <text:p text:style-name="Standard"/>
      <text:h text:style-name="P2" text:outline-level="1"><text:bookmark-start text:name="__RefHeading__124_1076351487"/>using the libosdp tools<text:bookmark-end text:name="__RefHeading__124_1076351487"/></text:h>
      <text:h text:style-name="Heading_20_2" text:outline-level="2"><text:bookmark-start text:name="__RefHeading__498_1076351487"/>Building the Software<text:bookmark-end text:name="__RefHeading__498_1076351487"/></text:h>
      <text:p text:style-name="Standard">Get the latest release from the github repo. <text:s/>Load it on a Debian linux system, preferrably with CLANG but GCC will work. <text:s/>Do “make clean” and “make build” in the top level directory to build the software. <text:s/>Do “make release” in the top level directory to create a tarball meant to be expanded from the root (as root) so as to create a /opt/open-osdp/... file structure. <text:s/>There isn't an install package, it's assumed you create the tarball and load it yourself.</text:p>
      <text:h text:style-name="Heading_20_3" text:outline-level="3"><text:bookmark-start text:name="__RefHeading__5892_1461553674"/>Directory Structure<text:bookmark-end text:name="__RefHeading__5892_1461553674"/></text:h>
      <text:p text:style-name="Text_20_body">The built directory structure is</text:p>
      <text:p text:style-name="P1">/opt/open-osdp/bin</text:p>
      <text:p text:style-name="P1">/opt/open-osdp/etc</text:p>
      <text:p text:style-name="P1">/opt/open-osdp/run/CP</text:p>
      <text:p text:style-name="P1">/opt/open-osdp/run/PD</text:p>
      <text:p text:style-name="P1"/>
      <text:p text:style-name="Standard">bin - programs osdp-net-client, osdp-net-server</text:p>
      <text:p text:style-name="Standard">etc - certificate files ca_keys.pem (for root key), key.pem (private key for server), cert.pem (certificate for server), client_key.pem (private key for client), client_cert.pem (cert for client.)</text:p>
      <text:p text:style-name="Standard">run/CP - directory where CP is run</text:p>
      <text:p text:style-name="Standard">run/PD - directory where PD is run</text:p>
      <text:p text:style-name="Standard">run/MON - directory where Monitoring is run</text:p>
      <text:h text:style-name="Heading_20_3" text:outline-level="3"><text:bookmark-start text:name="__RefHeading__582_170384181"/>Required Libraries<text:bookmark-end text:name="__RefHeading__582_170384181"/></text:h>
      <text:p text:style-name="Preformatted_20_Text">Update Debian and add build-essential and some other packages.</text:p>
      <text:p text:style-name="Preformatted_20_Text"/>
      <text:p text:style-name="Preformatted_20_Text"><text:s text:c="2"/>apt-get update</text:p>
      <text:p text:style-name="Preformatted_20_Text"><text:s text:c="2"/>apt-get upgrade</text:p>
      <text:p text:style-name="Preformatted_20_Text"><text:s text:c="2"/>apt-get install build-essential</text:p>
      <text:p text:style-name="Preformatted_20_Text"/>
      <text:p text:style-name="Preformatted_20_Text"><text:s text:c="2"/>apt-get install clang lzip pkg-config libgmp3-dev libgmpxx4ldbl screen</text:p>
      <text:p text:style-name="Preformatted_20_Text"><text:s text:c="2"/>apt-get install tcpdump gdb apache2 git</text:p>
      <text:p text:style-name="Preformatted_20_Text"/>
      <text:p text:style-name="Preformatted_20_Text">download jansson, libtasn, nettle, and gnutls.</text:p>
      <text:p text:style-name="Preformatted_20_Text"/>
      <text:p text:style-name="Preformatted_20_Text">build jansson</text:p>
      <text:p text:style-name="Preformatted_20_Text"><text:s text:c="2"/>./configure --prefix=/opt</text:p>
      <text:p text:style-name="Preformatted_20_Text"><text:s text:c="2"/>make</text:p>
      <text:p text:style-name="Preformatted_20_Text"><text:s text:c="2"/>sudo make install</text:p>
      <text:p text:style-name="Preformatted_20_Text"/>
      <text:p text:style-name="Preformatted_20_Text">build tasn</text:p>
      <text:p text:style-name="Preformatted_20_Text"><text:s text:c="2"/>./configure --prefix=/opt</text:p>
      <text:p text:style-name="Preformatted_20_Text"><text:s text:c="2"/>make</text:p>
      <text:p text:style-name="Preformatted_20_Text"><text:s text:c="2"/>sudo make install</text:p>
      <text:p text:style-name="Preformatted_20_Text"/>
      <text:p text:style-name="Preformatted_20_Text">build nettle</text:p>
      <text:p text:style-name="Preformatted_20_Text"><text:s text:c="2"/>PKG_CONFIG_PATH=/opt/lib/pkgconfig ./configure --prefix=/opt</text:p>
      <text:p text:style-name="Preformatted_20_Text"><text:s text:c="2"/>make</text:p>
      <text:p text:style-name="Preformatted_20_Text"><text:s text:c="2"/>sudo make install</text:p>
      <text:p text:style-name="Preformatted_20_Text"><text:soft-page-break/></text:p>
      <text:p text:style-name="Preformatted_20_Text">build gnutls</text:p>
      <text:p text:style-name="Preformatted_20_Text"><text:s text:c="2"/></text:p>
      <text:p text:style-name="Preformatted_20_Text"><text:s text:c="2"/>PKG_CONFIG_PATH=/opt/lib/pkgconfig/ ./configure --prefix=/opt --without-p11-kit</text:p>
      <text:p text:style-name="Preformatted_20_Text"><text:s text:c="2"/>make</text:p>
      <text:p text:style-name="Preformatted_20_Text"><text:s text:c="2"/>sudo make install</text:p>
      <text:p text:style-name="Preformatted_20_Text"/>
      <text:p text:style-name="Preformatted_20_Text">building libosdp</text:p>
      <text:p text:style-name="Preformatted_20_Text"/>
      <text:p text:style-name="Preformatted_20_Text"><text:s text:c="2"/>cd setup/libosdp</text:p>
      <text:p text:style-name="Preformatted_20_Text"><text:s text:c="2"/>make clean</text:p>
      <text:p text:style-name="Preformatted_20_Text"><text:s text:c="2"/>make CFLAGS="-I/opt/include" LDFLAGS="-L/opt/lib" release</text:p>
      <text:p text:style-name="Preformatted_20_Text"><text:s text:c="2"/>cd /</text:p>
      <text:p text:style-name="Preformatted_20_Text"><text:s text:c="2"/>sudo tar xzvf /home/osdp/setup/libosdp/release-libosdp.tgz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h text:style-name="P2" text:outline-level="1"><text:bookmark-start text:name="__RefHeading__584_170384181"/>How to use<text:bookmark-end text:name="__RefHeading__584_170384181"/></text:h>
      <text:h text:style-name="Heading_20_2" text:outline-level="2"><text:bookmark-start text:name="__RefHeading__500_1076351487"/>General program set-up<text:bookmark-end text:name="__RefHeading__500_1076351487"/></text:h>
      <text:p text:style-name="Standard">it writes to open_ospd.log in the current directory. <text:s/>it reads it's configuration from open-osdp-params.json in the current directory. <text:s/>The build process is set up to prepare /opt/open-osdp/run/CP (and PD and MONITOR) as the directory to run in. <text:s/>The tools read configuration and command files from the current directory and write the log to the current directory.</text:p>
      <text:p text:style-name="Standard"/>
      <text:h text:style-name="P6" text:outline-level="2"><text:bookmark-start text:name="__RefHeading__126_1076351487"/>How to use it – 485<text:bookmark-end text:name="__RefHeading__126_1076351487"/></text:h>
      <text:h text:style-name="Heading_20_3" text:outline-level="3"><text:bookmark-start text:name="__RefHeading__502_1076351487"/>CP (RS-485)<text:bookmark-end text:name="__RefHeading__502_1076351487"/></text:h>
      <text:p text:style-name="Standard">Check your RS-485 adapter and cable hardware.</text:p>
      <text:p text:style-name="Standard">cd to /opt/open-osdp/run/CP</text:p>
      <text:p text:style-name="Standard">set up a configuration file for CP use. <text:s/>Use the sample config files in the doc directoy as a guide. <text:s/>Be sure to set the PD address to match your PD.</text:p>
      <text:p text:style-name="Standard">Run /opt/open-osdp/bin/open-osdp</text:p>
      <text:p text:style-name="Standard"/>
      <text:p text:style-name="Standard">An example configuration is in doc/config-samples/ <text:span text:style-name="T1">open-osdp-params-CP-485.json</text:span></text:p>
      <text:p text:style-name="Standard"><text:span text:style-name="T1"/></text:p>
      <text:p text:style-name="Standard">Example. <text:s/>This runs the CP from /opt/open-ospd/run/CP. <text:s/>The parameter file has been set up there (open-ospd-params.json) After you start the program you can go to another command shell and "tail" the log file.</text:p>
      <text:p text:style-name="Standard"><text:span text:style-name="T1"/></text:p>
      <text:p text:style-name="Standard"><text:span text:style-name="T1">cd /opt/open-osdp/run/CP</text:span></text:p>
      <text:p text:style-name="Standard"><text:span text:style-name="T1">ls -l open-osdp-params.json</text:span></text:p>
      <text:p text:style-name="Standard"><text:span text:style-name="T1">sudo /opt/open-osdp/bin/open-osdp</text:span></text:p>
      <text:p text:style-name="Standard"><text:span text:style-name="T1"/></text:p>
      <text:p text:style-name="Standard">(in a separate window)</text:p>
      <text:p text:style-name="Standard"><text:span text:style-name="T1"/></text:p>
      <text:p text:style-name="Standard"><text:span text:style-name="T1">cd /opt/open-ospd/run/CP</text:span></text:p>
      <text:p text:style-name="Standard"><text:span text:style-name="T1">sudo tail -f ./open_osdp.log</text:span></text:p>
      <text:p text:style-name="Standard"><text:span text:style-name="T1"/></text:p>
      <text:h text:style-name="Heading_20_3" text:outline-level="3"><text:bookmark-start text:name="__RefHeading__504_1076351487"/>PD (RS-485)<text:bookmark-end text:name="__RefHeading__504_1076351487"/></text:h>
      <text:p text:style-name="Standard">Check your RS-485 adapter and cable hardware.</text:p>
      <text:p text:style-name="Standard">cd to /opt/open-osdp/run/PD</text:p>
      <text:p text:style-name="Standard">set up a configuration file for PD use. <text:s/>Use the sample config files in the doc directoy as a guide. <text:s/>Be sure to set the PD address to match your CP.</text:p>
      <text:p text:style-name="Standard">Run /opt/open-osdp/bin/open-osdp</text:p>
      <text:p text:style-name="Standard"/>
      <text:p text:style-name="Standard">An example configuration is in doc/config-samples/ <text:span text:style-name="T1">open-osdp-params-</text:span><text:span text:style-name="T1">PD</text:span><text:span text:style-name="T1">-</text:span><text:span text:style-name="T1">485</text:span><text:span text:style-name="T1">.json</text:span></text:p>
      <text:h text:style-name="Heading_20_2" text:outline-level="2"><text:bookmark-start text:name="__RefHeading__128_1076351487"/>how to use it – tls<text:bookmark-end text:name="__RefHeading__128_1076351487"/></text:h>
      <text:p text:style-name="Standard">osdp-net-server and osdp-net-client are the TLS server and client respectively. <text:s/>Each one runs the open-osdp code. <text:s/>Configuration details are read from open-osdp-params.json.</text:p>
      <text:p text:style-name="Standard"/>
      <text:p text:style-name="Standard">Certificates go in /opt/open-osdp/etc. <text:s/>For the server side it uses ca_keys.pem, key.pem, cert.pem. <text:s/>the key is not encrypted. <text:s/>For the client side it uses ca_keys.pem, client_key.pem, clietn_cert.pem. <text:s/>The key is not encrypted.</text:p>
      <text:h text:style-name="Heading_20_3" text:outline-level="3"><text:bookmark-start text:name="__RefHeading__506_1076351487"/>Certificates<text:bookmark-end text:name="__RefHeading__506_1076351487"/></text:h>
      <text:p text:style-name="Text_20_body">Both sides need certificates and keys. <text:s/>Each side has to be configured to trust the root that issued the other end's cert. <text:s/>For the test program, the Common Name field of the Subject Name must be set in the <text:soft-page-break/>config file as GnuTLS checks this.</text:p>
      <text:p text:style-name="Preformatted_20_Text"/>
      <text:p text:style-name="Preformatted_20_Text">set up test certificates</text:p>
      <text:p text:style-name="Preformatted_20_Text"/>
      <text:p text:style-name="Preformatted_20_Text"><text:s text:c="2"/>cd setup/test-ca</text:p>
      <text:p text:style-name="Preformatted_20_Text"><text:s text:c="4"/>./0-init-ca</text:p>
      <text:p text:style-name="Preformatted_20_Text"><text:s text:c="4"/>./1-create-certs</text:p>
      <text:p text:style-name="Preformatted_20_Text"/>
      <text:p text:style-name="Preformatted_20_Text"><text:s text:c="2"/>copy the appropriate certs to etc</text:p>
      <text:p text:style-name="Preformatted_20_Text"><text:s text:c="4"/>cp root.pem osdp-pd-1_cert.pem osdp-pd-1_key.pem /opt/open-osdp/etc</text:p>
      <text:p text:style-name="Preformatted_20_Text"><text:s text:c="4"/>cd /opt/open-osdp/etc</text:p>
      <text:p text:style-name="Preformatted_20_Text"><text:s text:c="4"/>cp root.pem ca_certs.pem</text:p>
      <text:p text:style-name="Preformatted_20_Text"><text:s text:c="4"/>cp osdp-pd-1_cert.pem cert.pem</text:p>
      <text:p text:style-name="Preformatted_20_Text"><text:s text:c="4"/>cp osdp-pd-1_key.pem key.pem <text:s/></text:p>
      <text:h text:style-name="Heading_20_3" text:outline-level="3"><text:bookmark-start text:name="__RefHeading__508_1076351487"/>CP (TLS)<text:bookmark-end text:name="__RefHeading__508_1076351487"/></text:h>
      <text:p text:style-name="Standard">Check your certificates, ip addresses, and port settings to match the PD.</text:p>
      <text:p text:style-name="Standard">cd to /opt/open-osdp/run/CP</text:p>
      <text:p text:style-name="Standard">set up a configuration file for CP use. <text:s/>Use the sample config files in the doc directoy as a guide. <text:s/>Be sure to set the PD address to match your CP.</text:p>
      <text:p text:style-name="Standard"/>
      <text:p text:style-name="Standard">To connect to a PD listening for an incoming connection (CP is the client, PD is the server.) There has to be something listening at the destination address or else the program fails.</text:p>
      <text:p text:style-name="Standard"/>
      <text:p text:style-name="Standard"><text:tab/>run /opt/open-osdp/bin/osdp-net-client</text:p>
      <text:p text:style-name="Standard"/>
      <text:p text:style-name="Standard">To listen for TLS connections (PD is the client, CP is the server)</text:p>
      <text:p text:style-name="Standard"><text:tab/>run /opt/open-osdp/bin/osdp-net-server</text:p>
      <text:p text:style-name="Standard"/>
      <text:p text:style-name="Standard">An example configuration is in doc/config-samples/ <text:span text:style-name="T1">open-osdp-params-</text:span><text:span text:style-name="T1">CP-TLS-Client</text:span><text:span text:style-name="T1">.json</text:span></text:p>
      <text:h text:style-name="Heading_20_2" text:outline-level="2"><text:bookmark-start text:name="__RefHeading__510_1076351487"/>Configuration File Set-up<text:bookmark-end text:name="__RefHeading__510_1076351487"/></text:h>
      <text:p text:style-name="Standard">You set the OSDP role in the configuration file (open-osdp-params.json.) <text:s/>This is independent of whether it's RS-485 or which end of a TLS connection you configure. <text:s/>In the networking cases either the PD or the CP can be listening for a network connection from the other end.</text:p>
      <text:h text:style-name="Heading_20_3" text:outline-level="3"><text:bookmark-start text:name="__RefHeading__512_1076351487"/>Configuring an RS-485 PD<text:bookmark-end text:name="__RefHeading__512_1076351487"/></text:h>
      <text:h text:style-name="Heading_20_3" text:outline-level="3"><text:bookmark-start text:name="__RefHeading__514_1076351487"/>Configuring an RS-485 CP<text:bookmark-end text:name="__RefHeading__514_1076351487"/></text:h>
      <text:p text:style-name="Standard">"role" is "CP"</text:p>
      <text:p text:style-name="Standard">"serial_device" is "/dev/tty/USB0" (most likely, check this.)</text:p>
      <text:p text:style-name="Standard">"addr" is "02" (the address of the PD, must match PD address.)</text:p>
      <text:h text:style-name="Heading_20_3" text:outline-level="3"><text:bookmark-start text:name="__RefHeading__516_1076351487"/>Configuring a TLS PD (Server)<text:bookmark-end text:name="__RefHeading__516_1076351487"/></text:h>
      <text:p text:style-name="Standard"><text:s text:c="2"/>set it to be the PD</text:p>
      <text:p text:style-name="Standard"><text:s text:c="2"/>set the verbosity</text:p>
      <text:p text:style-name="Standard"><text:s text:c="2"/>set the fqdn to the CN field of the other end's certificate.</text:p>
      <text:p text:style-name="Standard"><text:soft-page-break/><text:s text:c="2"/>set the test card data</text:p>
      <text:h text:style-name="Heading_20_3" text:outline-level="3"><text:bookmark-start text:name="__RefHeading__518_1076351487"/>Configuring a TLS CP (Client)<text:bookmark-end text:name="__RefHeading__518_1076351487"/></text:h>
      <text:p text:style-name="Standard"><text:s text:c="2"/>set it to be the CP</text:p>
      <text:p text:style-name="Standard"><text:s text:c="2"/>set the verbosity</text:p>
      <text:p text:style-name="Standard"><text:s text:c="2"/>set the fqdn to the CN field of the other end's certificate.</text:p>
      <text:p text:style-name="Standard"><text:s text:c="2"/>set the ip address of the server</text:p>
      <text:h text:style-name="Heading_20_3" text:outline-level="3"><text:bookmark-start text:name="__RefHeading__520_1076351487"/>Configuration Parameters<text:bookmark-end text:name="__RefHeading__520_1076351487"/></text:h>
      <text:p text:style-name="Standard">These are specified in open-osdp-param.json. </text:p>
      <text:p text:style-name="Standard"/>
      <text:p text:style-name="Standard">address - PD address to use or to talk to. <text:s/>must be valid OSDP address value. <text:s/>Value is in hext.</text:p>
      <text:p text:style-name="Standard"/>
      <text:p text:style-name="Standard">bits - number of bits in RAW response. <text:s/>Value is in decimal.</text:p>
      <text:p text:style-name="Standard"/>
      <text:p text:style-name="Standard">disable_checking - disable certificate checking ("1") or not ("0")</text:p>
      <text:p text:style-name="Standard"/>
      <text:p text:style-name="Standard">fqdn - DN field of peeir's certificate if cert checking is turned on. </text:p>
      <text:p text:style-name="Standard"/>
      <text:p text:style-name="Standard">init_command - command to initialize serial device.</text:p>
      <text:p text:style-name="Standard"/>
      <text:p text:style-name="Standard">network_address - ipv4 address to use to connect (for TLS or TCP client.)</text:p>
      <text:p text:style-name="Standard"/>
      <text:p text:style-name="Standard">poll -- poll frequency (CP polling the PD.)</text:p>
      <text:p text:style-name="Standard"/>
      <text:p text:style-name="Standard">raw_value = value is hex, this is the card data. <text:s/>Note for 26 bit it is left justified (bottom 6 bits of last octet are not used.)</text:p>
      <text:p text:style-name="Standard"/>
      <text:p text:style-name="Standard">role - CP PD or MON</text:p>
      <text:p text:style-name="Standard"/>
      <text:p text:style-name="Standard">serial_device -- name of serial device for RS-485. <text:s/>Typically /dev/ttyUSB0</text:p>
      <text:p text:style-name="Standard"/>
      <text:p text:style-name="Standard">slow_timer -- in TLS (or TCP) causes the CP to wake up if PD traffic arrives before the poll interval.</text:p>
      <text:p text:style-name="Standard"/>
      <text:p text:style-name="Standard">timeout</text:p>
      <text:p text:style-name="Standard"/>
      <text:p text:style-name="Standard">verbosity -- logging verbosity. <text:s/>1-3 are normal, 9 is loud, &gt;9 is very loud.</text:p>
      <text:h text:style-name="P2" text:outline-level="1"><text:bookmark-start text:name="__RefHeading__130_1076351487"/>libosdp internals<text:bookmark-end text:name="__RefHeading__130_1076351487"/></text:h>
      <text:h text:style-name="Heading_20_2" text:outline-level="2"><text:bookmark-start text:name="__RefHeading__132_1076351487"/>osdp protocol implementation<text:bookmark-end text:name="__RefHeading__132_1076351487"/></text:h>
      <text:p text:style-name="Standard">t.b.d.</text:p>
      <text:h text:style-name="Heading_20_2" text:outline-level="2"><text:bookmark-start text:name="__RefHeading__134_1076351487"/>libosdp Control API<text:bookmark-end text:name="__RefHeading__134_1076351487"/></text:h>
      <text:p text:style-name="Text_20_body">The main loop listens on a Unix socket (“open-osdp-control” in the current directory) for a “kick” (in the style of the POSIX “HUP” signal.) <text:s/>When it gets kicked it reads open_osdp_command.json and processes that command.</text:p>
      <text:p text:style-name="Text_20_body"/>
      <text:p text:style-name="Standard">The format is</text:p>
      <text:p text:style-name="Standard">{</text:p>
      <text:p text:style-name="Standard"><text:s text:c="2"/>“command” : “&lt;action&gt;”</text:p>
      <text:p text:style-name="Standard">}</text:p>
      <text:p text:style-name="Standard"/>
      <text:p text:style-name="Standard">Where &lt;action&gt; is one of</text:p>
      <text:p text:style-name="Standard"><text:tab/>capabilities</text:p>
      <text:p text:style-name="Standard"><text:tab/>dump_status</text:p>
      <text:p text:style-name="Standard"><text:tab/>identify</text:p>
      <text:p text:style-name="Standard"><text:tab/>led</text:p>
      <text:p text:style-name="Standard"><text:tab/>output</text:p>
      <text:p text:style-name="Standard"><text:tab/>present_card</text:p>
      <text:p text:style-name="Standard"><text:tab/>reset_power</text:p>
      <text:p text:style-name="Standard"><text:tab/>send_poll</text:p>
      <text:p text:style-name="Standard"/>
      <text:p text:style-name="Standard">Note some of these have additional arguments.</text:p>
      <text:p text:style-name="Standard"><text:span text:style-name="T2">command</text:span> led</text:p>
      <text:p text:style-name="Standard">value (led color)</text:p>
      <text:p text:style-name="Text_20_body"/>
      <text:h text:style-name="P2" text:outline-level="1"><text:bookmark-start text:name="__RefHeading__114_1076351487"/>appendix<text:bookmark-end text:name="__RefHeading__114_1076351487"/></text:h>
      <text:h text:style-name="Heading_20_2" text:outline-level="2"><text:bookmark-start text:name="__RefHeading__116_1076351487"/>a. colophon<text:bookmark-end text:name="__RefHeading__116_1076351487"/></text:h>
      <text:p text:style-name="Standard">Revised for x.x build x (post isc west 2016 interopfest)</text:p>
      <text:p text:style-name="Standard"/>
      <text:p text:style-name="Standard">Written in OpenOffice and LibreOffice. <text:s/>The <text:span text:style-name="T1">HACK</text:span> font is available from http://sourcefoundry.org/hack/.</text:p>
      <text:p text:style-name="Standard"/>
      <text:p text:style-name="Standard"><text:span text:style-name="T4">©</text:span>2014-2016 Smithee,Spelvin,Agnew &amp; Plinge, Inc.</text:p>
      <text:p text:style-name="Standard"/>
      <text:p text:style-name="Standard">Work funded in part by securityindustry.org</text:p>
      <text:p text:style-name="Standard"/>
      <text:h text:style-name="P6" text:outline-level="2"><text:bookmark-start text:name="__RefHeading__110_1076351487"/>b. basic osdp end to end test<text:bookmark-end text:name="__RefHeading__110_1076351487"/></text:h>
      <text:p text:style-name="Standard">t.b.d.</text:p>
      <text:p text:style-name="Standard"/>
      <text:h text:style-name="P6" text:outline-level="2"><text:bookmark-start text:name="__RefHeading__112_1076351487"/>c. osdp interop cable<text:bookmark-end text:name="__RefHeading__112_1076351487"/></text:h>
      <text:p text:style-name="Standard">t.b.d.</text:p>
      <text:p text:style-name="Standard"/>
      <text:h text:style-name="P6" text:outline-level="2"><text:bookmark-start text:name="__RefHeading__3218_321008862"/>D. OSDP Testing<text:bookmark-end text:name="__RefHeading__3218_321008862"/></text:h>
      <text:h text:style-name="Heading_20_3" text:outline-level="3"><text:bookmark-start text:name="__RefHeading__3220_321008862"/>D.1 present card data<text:bookmark-end text:name="__RefHeading__3220_321008862"/></text:h>
      <text:p text:style-name="Standard">open-osdp as the PD</text:p>
      <text:p text:style-name="Standard">DUT as the CP</text:p>
      <text:p text:style-name="Standard">Create an appropriate command file. <text:s/>Copy it to /opt/open-osdp/run/PD. <text:s/>From the PD directory do </text:p>
      <text:p text:style-name="Standard"/>
      <text:p text:style-name="P1">/opt/open-osdp/bin/write-osdp-PD-command present_card</text:p>
      <text:p text:style-name="P1">/opt/open-osdp/bin/HUP-PD</text:p>
      <text:p text:style-name="Standard"/>
      <text:h text:style-name="Heading_20_3" text:outline-level="3"><text:bookmark-start text:name="__RefHeading__3222_321008862"/>D.2 LED Testing<text:bookmark-end text:name="__RefHeading__3222_321008862"/></text:h>
      <text:p text:style-name="Standard">open-osdp as the PD</text:p>
      <text:p text:style-name="Standard">DUT as the PD</text:p>
      <text:p text:style-name="Standard">Set the card data value in the osdp parameter file (open-osdp-params.json) and start open-osdp. <text:s/>Use the "102-led" command to set the LED color. <text:s/>"102-led" uses the "led" command, which sets some LED parameters to constant values (timers) and sets the LED color. <text:s/>doc/command-samples/example-led_open_osdp_command.json is a sample of the command file.</text:p>
      <text:p text:style-name="Standard"/>
      <text:p text:style-name="Standard">Example: Red LED</text:p>
      <text:p text:style-name="Standard"/>
      <text:p text:style-name="P1">cd /opt/open-osdp/run/CP</text:p>
      <text:p text:style-name="P1">/opt/open-osdp/bin/102-led 1</text:p>
      <text:p text:style-name="P1"/>
      <text:p text:style-name="Standard">Example: Green LED</text:p>
      <text:p text:style-name="Standard"/>
      <text:p text:style-name="P1">cd /opt/open-osdp/run/CP</text:p>
      <text:p text:style-name="P1">/opt/open-osdp/bin/102-led 1</text:p>
      <text:h text:style-name="P2" text:outline-level="1"><text:bookmark-start text:name="__RefHeading__108_1076351487"/>punchlist<text:bookmark-end text:name="__RefHeading__108_1076351487"/></text:h>
      <text:p text:style-name="Standard">fill this in and publish</text:p>
      <text:p text:style-name="Standard">pull wiki</text:p>
      <text:p text:style-name="Standard">pull from other sources</text:p>
      <text:p text:style-name="Standard"/>
      <text:p text:style-name="Standard">config samples fix ref make separate samples</text:p>
      <text:p text:style-name="Standard"><text:s text:c="2"/>cp 485</text:p>
      <text:p text:style-name="Standard"><text:s text:c="2"/>pd 485</text:p>
      <text:p text:style-name="Standard"><text:s text:c="2"/>cp tls client</text:p>
      <text:p text:style-name="Standard"><text:s text:c="2"/>pd tls serv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Nimbus Mono L" style:font-size-asian="10pt" style:font-name-complex="Liberation Mono" style:font-size-complex="10pt"/>
    </style:style>
    <style:style style:name="Quotations" style:family="paragraph" style:parent-style-name="Standard" style:class="html">
      <style:paragraph-properties loext:contextual-spacing="false"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Guide to libosdp<text:tab/><text:tab/>Page 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4-25T08:11:50</dc:date>
    <meta:editing-duration>PT56M11S</meta:editing-duration>
    <meta:editing-cycles>19</meta:editing-cycles>
    <meta:document-statistic meta:table-count="0" meta:image-count="0" meta:object-count="0" meta:page-count="15" meta:paragraph-count="236" meta:word-count="1576" meta:character-count="10141" meta:non-whitespace-character-count="8643"/>
  </office:meta>
</office:document-meta>
</file>